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fo:text-align="center" style:justify-single-word="false"/>
      <style:text-properties officeooo:rsid="0001f614" officeooo:paragraph-rsid="0001f614"/>
    </style:style>
    <style:style style:name="P2" style:family="paragraph" style:parent-style-name="Standard">
      <style:paragraph-properties fo:line-height="200%" fo:text-align="center" style:justify-single-word="false"/>
      <style:text-properties style:text-underline-style="solid" style:text-underline-width="auto" style:text-underline-color="font-color" fo:font-weight="bold" officeooo:rsid="0001f614" officeooo:paragraph-rsid="0001f614" style:font-weight-asian="bold" style:font-weight-complex="bold"/>
    </style:style>
    <style:style style:name="P3" style:family="paragraph" style:parent-style-name="Standard">
      <style:paragraph-properties fo:line-height="200%" fo:text-align="start" style:justify-single-word="false"/>
      <style:text-properties style:text-underline-style="none" fo:font-weight="normal" officeooo:rsid="00055181" officeooo:paragraph-rsid="0005c807" style:font-weight-asian="normal" style:font-weight-complex="normal"/>
    </style:style>
    <style:style style:name="P4" style:family="paragraph" style:parent-style-name="Standard">
      <style:paragraph-properties fo:line-height="200%" fo:text-align="start" style:justify-single-word="false"/>
      <style:text-properties officeooo:rsid="00055181" officeooo:paragraph-rsid="0005c807"/>
    </style:style>
    <style:style style:name="P5" style:family="paragraph" style:parent-style-name="Standard">
      <style:paragraph-properties fo:line-height="200%" fo:text-align="start" style:justify-single-word="false"/>
      <style:text-properties officeooo:rsid="0006e966" officeooo:paragraph-rsid="0006e966"/>
    </style:style>
    <style:style style:name="P6" style:family="paragraph" style:parent-style-name="Standard">
      <style:paragraph-properties fo:line-height="200%" fo:text-align="start" style:justify-single-word="false"/>
      <style:text-properties officeooo:rsid="0008835f" officeooo:paragraph-rsid="0008835f"/>
    </style:style>
    <style:style style:name="P7" style:family="paragraph" style:parent-style-name="Standard">
      <style:paragraph-properties fo:line-height="200%" fo:text-align="start" style:justify-single-word="false"/>
      <style:text-properties officeooo:rsid="0008835f" officeooo:paragraph-rsid="0008ec56"/>
    </style:style>
    <style:style style:name="P8" style:family="paragraph" style:parent-style-name="Standard">
      <style:paragraph-properties fo:line-height="200%" fo:text-align="start" style:justify-single-word="false"/>
      <style:text-properties fo:font-weight="bold" officeooo:rsid="0008ec56" officeooo:paragraph-rsid="0008ec56" style:font-weight-asian="bold" style:font-weight-complex="bold"/>
    </style:style>
    <style:style style:name="P9" style:family="paragraph" style:parent-style-name="Standard">
      <style:paragraph-properties fo:line-height="200%" fo:text-align="start" style:justify-single-word="false"/>
      <style:text-properties fo:font-weight="bold" officeooo:rsid="000a5b68" officeooo:paragraph-rsid="000a5b68" style:font-weight-asian="bold" style:font-weight-complex="bold"/>
    </style:style>
    <style:style style:name="P10" style:family="paragraph" style:parent-style-name="Standard">
      <style:paragraph-properties fo:line-height="200%" fo:text-align="start" style:justify-single-word="false"/>
      <style:text-properties fo:font-weight="bold" officeooo:rsid="000ae236" officeooo:paragraph-rsid="000ae236" style:font-weight-asian="bold" style:font-weight-complex="bold"/>
    </style:style>
    <style:style style:name="P11" style:family="paragraph" style:parent-style-name="Standard">
      <style:paragraph-properties fo:line-height="200%"/>
      <style:text-properties fo:font-weight="bold" officeooo:rsid="000ae236" officeooo:paragraph-rsid="000ae236" style:font-weight-asian="bold" style:font-weight-complex="bold"/>
    </style:style>
    <style:style style:name="P12" style:family="paragraph" style:parent-style-name="Standard">
      <style:paragraph-properties fo:line-height="200%"/>
      <style:text-properties fo:font-weight="bold" officeooo:rsid="000b4c2c" officeooo:paragraph-rsid="000b4c2c" style:font-weight-asian="bold" style:font-weight-complex="bold"/>
    </style:style>
    <style:style style:name="P13" style:family="paragraph" style:parent-style-name="Standard">
      <style:paragraph-properties fo:line-height="200%" fo:text-align="start" style:justify-single-word="false"/>
      <style:text-properties fo:font-weight="bold" officeooo:rsid="000b4c2c" officeooo:paragraph-rsid="000fe4e5" style:font-weight-asian="bold" style:font-weight-complex="bold"/>
    </style:style>
    <style:style style:name="P14" style:family="paragraph" style:parent-style-name="Standard">
      <style:paragraph-properties fo:line-height="200%" fo:text-align="start" style:justify-single-word="false"/>
      <style:text-properties fo:font-weight="bold" officeooo:rsid="000fe4e5" officeooo:paragraph-rsid="000fe4e5" style:font-weight-asian="bold" style:font-weight-complex="bold"/>
    </style:style>
    <style:style style:name="T1" style:family="text">
      <style:text-properties officeooo:rsid="0005c807"/>
    </style:style>
    <style:style style:name="T2" style:family="text">
      <style:text-properties style:text-underline-style="none" fo:font-weight="normal" officeooo:rsid="0005c807" style:font-weight-asian="normal" style:font-weight-complex="normal"/>
    </style:style>
    <style:style style:name="T3" style:family="text">
      <style:text-properties style:text-underline-style="none" fo:font-weight="normal" officeooo:rsid="0006e966" style:font-weight-asian="normal" style:font-weight-complex="normal"/>
    </style:style>
    <style:style style:name="T4" style:family="text">
      <style:text-properties style:text-underline-style="none" fo:font-weight="normal" officeooo:rsid="0008835f" style:font-weight-asian="normal" style:font-weight-complex="normal"/>
    </style:style>
    <style:style style:name="T5" style:family="text">
      <style:text-properties style:text-underline-style="none" fo:font-weight="normal" officeooo:rsid="000def0f" style:font-weight-asian="normal" style:font-weight-complex="normal"/>
    </style:style>
    <style:style style:name="T6" style:family="text">
      <style:text-properties style:text-underline-style="none" fo:font-weight="bold" style:font-weight-asian="bold" style:font-weight-complex="bold"/>
    </style:style>
    <style:style style:name="T7" style:family="text">
      <style:text-properties style:text-underline-style="none" fo:font-weight="bold" officeooo:rsid="0005c807" style:font-weight-asian="bold" style:font-weight-complex="bold"/>
    </style:style>
    <style:style style:name="T8" style:family="text">
      <style:text-properties fo:font-weight="bold" style:font-weight-asian="bold" style:font-weight-complex="bold"/>
    </style:style>
    <style:style style:name="T9" style:family="text">
      <style:text-properties fo:font-weight="bold" officeooo:rsid="000def0f"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0a5b68" style:font-weight-asian="normal" style:font-weight-complex="normal"/>
    </style:style>
    <style:style style:name="T12" style:family="text">
      <style:text-properties fo:font-weight="normal" officeooo:rsid="000a7c42" style:font-weight-asian="normal" style:font-weight-complex="normal"/>
    </style:style>
    <style:style style:name="T13" style:family="text">
      <style:text-properties fo:font-weight="normal" officeooo:rsid="000b4c2c" style:font-weight-asian="normal" style:font-weight-complex="normal"/>
    </style:style>
    <style:style style:name="T14" style:family="text">
      <style:text-properties fo:font-weight="normal" officeooo:rsid="000cbb71" style:font-weight-asian="normal" style:font-weight-complex="normal"/>
    </style:style>
    <style:style style:name="T15" style:family="text">
      <style:text-properties fo:font-weight="normal" officeooo:rsid="000def0f" style:font-weight-asian="normal" style:font-weight-complex="normal"/>
    </style:style>
    <style:style style:name="T16" style:family="text">
      <style:text-properties fo:font-weight="normal" officeooo:rsid="000fe4e5" style:font-weight-asian="normal" style:font-weight-complex="normal"/>
    </style:style>
    <style:style style:name="T17" style:family="text">
      <style:text-properties officeooo:rsid="000a7c42"/>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style:text-underline-style="solid" style:text-underline-width="auto" style:text-underline-color="font-color" fo:font-weight="bold" officeooo:rsid="0008835f" style:font-weight-asian="bold" style:font-weight-complex="bold"/>
    </style:style>
    <style:style style:name="T20" style:family="text">
      <style:text-properties style:text-underline-style="solid" style:text-underline-width="auto" style:text-underline-color="font-color" fo:font-weight="bold" officeooo:rsid="000def0f" style:font-weight-asian="bold" style:font-weight-complex="bold"/>
    </style:style>
    <style:style style:name="T21" style:family="text">
      <style:text-properties officeooo:rsid="000b4c2c"/>
    </style:style>
    <style:style style:name="T22" style:family="text">
      <style:text-properties officeooo:rsid="000def0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8">From user to builder: 6 ways to learn code in </text:span><text:span text:style-name="T19">a </text:span><text:span text:style-name="T18">12 weeks </text:span><text:span text:style-name="T20">boot camp</text:span><text:span text:style-name="T19"> and be good at it</text:span></text:p>
      <text:p text:style-name="P2"/>
      <text:p text:style-name="P3">In this age of technology, learning to code the web is becoming more and more relevant, not just for economic purposes, but for socio - political reasons as well. <text:span text:style-name="T1">&lt;br /&gt;. </text:span>To gain this knowledge, <text:span text:style-name="T1">you can choose from three main options which largely depend on your personality, reason and learning processes. </text:span></text:p>
      <text:p text:style-name="P4"><text:span text:style-name="T7">Option 1:</text:span><text:span text:style-name="T2"> </text:span><text:span text:style-name="T5">T</text:span><text:span text:style-name="T2">eaching yourself how to code. Through the Internet you can </text:span><text:span text:style-name="T5">learn</text:span><text:span text:style-name="T2"> a variety of programming languages and best practices, </text:span><text:span text:style-name="T3">this comes </text:span><text:span text:style-name="T5">i</text:span><text:span text:style-name="T3">n handy if you are totally new to programming </text:span><text:span text:style-name="T2">however to it requires discipline, long-suffering a</text:span><text:span text:style-name="T4">s well as</text:span><text:span text:style-name="T2"> dedication, in most cases, you will need an experience</text:span><text:span text:style-name="T5">d</text:span><text:span text:style-name="T2"> developer to advice you.</text:span></text:p>
      <text:p text:style-name="P5"><text:span text:style-name="T6">Option 2:</text:span> <text:span text:style-name="T22">E</text:span>nrolling in an academic course, this path is advisable if you want papers and you have a lot of time and money on your hands, however, if you want to learn multiple languages at a faster pace, enrolling at a college or university may not work for you.</text:p>
      <text:p text:style-name="P6"><text:span text:style-name="T8">Option 3: </text:span><text:span text:style-name="T9">E</text:span>nrolling at a code boot-camp; these are institutions that teach you to code multiple languages within a <text:span text:style-name="T22">short </text:span>period of time, they are demanding and highly intensive, but from experience, very effective and transformational.</text:p>
      <text:p text:style-name="P7"><text:span text:style-name="T8">&lt;ch&gt;</text:span>To come from tech familiar to tech savvy in 12 weeks you must do the following <text:span text:style-name="T8">&lt;/ch&gt;</text:span></text:p>
      <text:p text:style-name="P13"><text:span text:style-name="T8">Know what you want: </text:span><text:span text:style-name="T10">Before you choose to </text:span><text:span text:style-name="T14">invest your time, money and other resources</text:span><text:span text:style-name="T10"> down the path of becoming a developer, </text:span><text:span text:style-name="T14">or any other path, it is paramount </text:span><text:span text:style-name="T16">that you</text:span><text:span text:style-name="T14"> know </text:span><text:span text:style-name="T16">“</text:span><text:span text:style-name="T14">why?</text:span><text:span text:style-name="T16">”</text:span><text:span text:style-name="T14">, purpose makes things easier to learn and understand as you will already know how you want to apply or use whatever art or craft you are seeking.</text:span></text:p>
      <text:p text:style-name="P8">Plan your time: <text:span text:style-name="T11">Learning code is not easy, mainly because there is a lot to cover, a</text:span><text:span text:style-name="T15">s well as</text:span><text:span text:style-name="T11"> jargons </text:span><text:span text:style-name="T15">and processes</text:span><text:span text:style-name="T11"> to understand. </text:span><text:span text:style-name="T15">L</text:span><text:span text:style-name="T11">earn code on 12 weeks, will require your time </text:span><text:span text:style-name="T15">and dedication.</text:span></text:p>
      <text:p text:style-name="P9">Your boot - camp is your support group: <text:span text:style-name="T10">boot camps like Moringa school provide you with the learning environment and community</text:span> <text:span text:style-name="T10">to grow in code, </text:span><text:span text:style-name="T12">embracing your peers and learning from your instructors as well as other knowledgeable individuals in your environment takes you a long </text:span><text:soft-page-break/><text:span text:style-name="T12">way in both knowledge and understanding, I am a good example, before </text:span><text:span text:style-name="T16">M</text:span><text:span text:style-name="T12">oringa school, I had no experience on coding whatsoever, but today, I have grown in two programming languages and I am currently learning a third one.</text:span></text:p>
      <text:p text:style-name="P9"/>
      <text:p text:style-name="P10"><text:span text:style-name="T17">B</text:span>uild things: <text:span text:style-name="T10">Irregardless of how you choose to learn code, building things is the surest way to learn and grow, this practice allows you to the first attempts will be very difficult and if you are new, expect to make errors. Understand that is the learning process </text:span></text:p>
      <text:p text:style-name="P14">Collaborate: <text:span text:style-name="T10">Learning to work with people will expose you to many things that would have otherwise passed you or taken you time to learn, </text:span></text:p>
      <text:p text:style-name="P14"/>
      <text:p text:style-name="P11">Get feedback: <text:span text:style-name="T13">To grow in code and be good at it, you must be open to feedback. This way, you will be able to have a verified growth trajectory that you can rely on to asses your progress as a developer and get constant advice on how and where to steer your ship.</text:span></text:p>
      <text:p text:style-name="P12"><text:span text:style-name="T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2T20:57:00.989759347</meta:creation-date>
    <dc:date>2015-10-01T20:29:31.869097119</dc:date>
    <meta:editing-duration>P0D</meta:editing-duration>
    <meta:editing-cycles>2</meta:editing-cycles>
    <meta:generator>LibreOffice/4.2.7.2$Linux_X86_64 LibreOffice_project/420m0$Build-2</meta:generator>
    <meta:document-statistic meta:table-count="0" meta:image-count="0" meta:object-count="0" meta:page-count="2" meta:paragraph-count="12" meta:word-count="532" meta:character-count="2990" meta:non-whitespace-character-count="2467"/>
  </office:meta>
</office:document-meta>
</file>